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ackground-color="#66cc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66cc00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number-columns-repeated="2" table:default-cell-style-name="ce15"/>
        <table:table-column table:style-name="co3" table:default-cell-style-name="ce28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GIPO.BMC</text:p>
          </table:table-cell>
          <table:table-cell table:number-columns-repeated="2" office:value-type="string" calcext:value-type="string">
            <text:p>Pin</text:p>
          </table:table-cell>
          <table:table-cell table:style-name="ce15" office:value-type="string" calcext:value-type="string">
            <text:p>GIPO.BM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5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open (micro Fc_a)</text:p>
          </table:table-cell>
          <table:table-cell table:style-name="ce19"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GPIO14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massa _tetto</text:p>
          </table:table-cell>
          <table:table-cell table:style-name="ce20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GPIO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f_verify_closed (micro FC_c)</text:p>
          </table:table-cell>
          <table:table-cell table:style-name="ce19"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GPIO18</text:p>
          </table:table-cell>
          <table:table-cell office:value-type="string" calcext:value-type="string">
            <text:p>clk_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roof_open</text:p>
          </table:table-cell>
          <table:table-cell table:style-name="ce19"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GND</text:p>
          </table:table-cell>
          <table:table-cell office:value-type="string" calcext:value-type="string">
            <text:p>massa encoder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curtains_verify_open_E</text:p>
          </table:table-cell>
          <table:table-cell table:style-name="ce19"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GPIO23</text:p>
          </table:table-cell>
          <table:table-cell office:value-type="string" calcext:value-type="string">
            <text:p>dt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7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GPIO24</text:p>
          </table:table-cell>
          <table:table-cell office:value-type="string" calcext:value-type="string">
            <text:p>clk_w</text:p>
          </table:table-cell>
          <table:table-cell/>
          <table:table-cell office:value-type="string" calcext:value-type="string">
            <text:p>/</text:p>
          </table:table-cell>
        </table:table-row>
        <table:table-row table:style-name="ro1">
          <table:table-cell/>
          <table:table-cell office:value-type="string" calcext:value-type="string">
            <text:p>panel flat</text:p>
          </table:table-cell>
          <table:table-cell table:style-name="ce21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switch</text:p>
          </table:table-cell>
          <table:table-cell table:style-name="ce21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GPIO25</text:p>
          </table:table-cell>
          <table:table-cell office:value-type="string" calcext:value-type="string">
            <text:p>dt_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ht_dome</text:p>
          </table:table-cell>
          <table:table-cell table:style-name="ce21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GPIO8</text:p>
          </table:table-cell>
          <table:table-cell office:value-type="string" calcext:value-type="string">
            <text:p>auxiliar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a_MotorE</text:p>
          </table:table-cell>
          <table:table-cell table:style-name="ce20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7" office:value-type="string" calcext:value-type="string">
            <text:p>GPIO7</text:p>
          </table:table-cell>
          <table:table-cell table:number-columns-repeated="3"/>
        </table:table-row>
        <table:table-row table:style-name="ro1">
          <table:table-cell/>
          <table:table-cell table:style-name="ce15"/>
          <table:table-cell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NC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curtains_verify_open_W</text:p>
          </table:table-cell>
          <table:table-cell table:style-name="ce19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curtains_verify_closed_W</text:p>
          </table:table-cell>
          <table:table-cell table:style-name="ce19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GPIO12</text:p>
          </table:table-cell>
          <table:table-cell office:value-type="string" calcext:value-type="string">
            <text:p>curtains_verify_closed_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MotorE_B</text:p>
          </table:table-cell>
          <table:table-cell table:style-name="ce19"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GND</text:p>
          </table:table-cell>
          <table:table-cell office:value-type="string" calcext:value-type="string">
            <text:p>massa_MotorW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5" office:value-type="string" calcext:value-type="string">
            <text:p>MotorE_E</text:p>
          </table:table-cell>
          <table:table-cell table:style-name="ce19"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GPIO16</text:p>
          </table:table-cell>
          <table:table-cell table:style-name="ce15" office:value-type="string" calcext:value-type="string">
            <text:p>MotorW_E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5" office:value-type="string" calcext:value-type="string">
            <text:p>MotorE_A</text:p>
          </table:table-cell>
          <table:table-cell table:style-name="ce19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GPIO20</text:p>
          </table:table-cell>
          <table:table-cell table:style-name="ce15" office:value-type="string" calcext:value-type="string">
            <text:p>MotorW_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0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GPIO21</text:p>
          </table:table-cell>
          <table:table-cell table:style-name="ce15" office:value-type="string" calcext:value-type="string">
            <text:p>MotorW_B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4:34:08.5487349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niero Albanesi</meta:initial-creator>
    <meta:creation-date>2019-01-21T11:10:13.110460527</meta:creation-date>
    <dc:date>2020-08-27T10:45:47.423170942</dc:date>
    <meta:editing-duration>P18DT16H25M39S</meta:editing-duration>
    <meta:editing-cycles>17</meta:editing-cycles>
    <meta:generator>LibreOffice/6.4.4.2$Linux_X86_64 LibreOffice_project/40$Build-2</meta:generator>
    <meta:document-statistic meta:table-count="1" meta:cell-count="110" meta:object-count="0"/>
  </office:meta>
</office:document-meta>
</file>